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d7e4" officeooo:paragraph-rsid="0002d7e4"/>
    </style:style>
    <style:style style:name="P2" style:family="paragraph" style:parent-style-name="Preformatted_20_Text">
      <style:paragraph-properties fo:text-align="center" style:justify-single-word="false"/>
      <style:text-properties officeooo:rsid="0002d7e4" officeooo:paragraph-rsid="0002d7e4"/>
    </style:style>
    <style:style style:name="P3" style:family="paragraph" style:parent-style-name="Standard">
      <style:text-properties officeooo:rsid="0002d7e4" officeooo:paragraph-rsid="0002d7e4"/>
    </style:style>
    <style:style style:name="P4" style:family="paragraph" style:parent-style-name="Standard">
      <style:text-properties officeooo:rsid="00057a2a" officeooo:paragraph-rsid="00057a2a"/>
    </style:style>
    <style:style style:name="P5" style:family="paragraph" style:parent-style-name="Standard">
      <style:text-properties officeooo:rsid="00057a2a" officeooo:paragraph-rsid="00057a2a"/>
    </style:style>
    <style:style style:name="P6" style:family="paragraph" style:parent-style-name="Standard">
      <style:text-properties officeooo:rsid="000745ad" officeooo:paragraph-rsid="000745ad"/>
    </style:style>
    <style:style style:name="P7" style:family="paragraph" style:parent-style-name="Standard">
      <style:text-properties officeooo:rsid="0002d7e4" officeooo:paragraph-rsid="0002d7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IPT ENGINE DESIGN USAGE</text:p>
      <text:p text:style-name="P2"/>
      <text:p text:style-name="P1"/>
      <text:p text:style-name="P3">sh launchExpect.sh parag ubuntu.local root ssh</text:p>
      <text:p text:style-name="P1"/>
      <text:p text:style-name="P1">sh launchExpect.sh parag ubuntu.local root getModTime /home/parag/abc.txt</text:p>
      <text:p text:style-name="P3"/>
      <text:p text:style-name="P3">sh launchExpect.sh parag ubuntu.local root pull /home/parag/abc.txt /home/prasad/CAS/</text:p>
      <text:p text:style-name="P3"/>
      <text:p text:style-name="P3">sh launchExpect.sh parag ubuntu.local root push /home/prasad/CAS/prasad.txt /home/parag/</text:p>
      <text:p text:style-name="P3"/>
      <text:p text:style-name="P3">sh launchExpect.sh parag ubuntu.local root restart "sleep 10"</text:p>
      <text:p text:style-name="P3"/>
      <text:p text:style-name="P3"/>
      <text:p text:style-name="P6">sh multipleCmdLauncher.sh test.txt</text:p>
      <text:p text:style-name="P6"/>
      <text:p text:style-name="P3"/>
      <text:p text:style-name="P3"/>
      <text:p text:style-name="P4">1. To test Server connection:</text:p>
      <text:p text:style-name="P4">prasad@p:~/CAS$ sh launchExpect.sh parag ubuntu.local root ssh </text:p>
      <text:p text:style-name="P4">Return value :1 </text:p>
      <text:p text:style-name="P4"/>
      <text:p text:style-name="P4"/>
      <text:p text:style-name="P4">2. To pull file from server:</text:p>
      <text:p text:style-name="P4">prasad@p:~/CAS$ sh launchExpect.sh parag ubuntu.local root pull /home/parag/abc.txt /home/prasad/CAS/ </text:p>
      <text:p text:style-name="P4">Return value :1 </text:p>
      <text:p text:style-name="P4"><text:s/>stat /home/parag/abc.txt | grep Modify </text:p>
      <text:p text:style-name="P4">Modify: 2015-11-21 12:14:00.213192500 -0500 </text:p>
      <text:p text:style-name="P4">parag@ubuntu:~$ </text:p>
      <text:p text:style-name="P4">Return value :getModTime :1 </text:p>
      <text:p text:style-name="P4">prasad@p:~/CAS$ </text:p>
      <text:p text:style-name="P4"/>
      <text:p text:style-name="P4">3. To push file on server:</text:p>
      <text:p text:style-name="P4"/>
      <text:p text:style-name="P4">1)First get modification time of file:</text:p>
      <text:p text:style-name="P4">prasad@p:~/CAS$ sh launchExpect.sh parag ubuntu.local root getModTime /home/parag/abc.txt </text:p>
      <text:p text:style-name="P4"><text:s/>stat /home/parag/abc.txt | grep Modify </text:p>
      <text:p text:style-name="P4">Modify: 2015-11-21 12:14:00.213192500 -0500 </text:p>
      <text:p text:style-name="P4">parag@ubuntu:~$ </text:p>
      <text:p text:style-name="P4">Return value :1 </text:p>
      <text:p text:style-name="P4">prasad@p:~/CAS$ </text:p>
      <text:p text:style-name="P4"/>
      <text:p text:style-name="P4">2)Then call push command:</text:p>
      <text:p text:style-name="P4">prasad@p:~/CAS$ sh launchExpect.sh parag ubuntu.local root push /home/prasad/CAS/prasad.txt /home/parag/ </text:p>
      <text:p text:style-name="P4">Return value :1 </text:p>
      <text:p text:style-name="P4">prasad@p:~/CAS$ </text:p>
      <text:p text:style-name="P4"/>
      <text:p text:style-name="P4"/>
      <text:p text:style-name="P4"><text:soft-page-break/>4.Restart Command: (COMMAND SHOULD BE GIVEN IN DOUBLE QUOTES)</text:p>
      <text:p text:style-name="P4">prasad@p:~/CAS$ sh launchExpect.sh parag ubuntu.local root restart "sleep 10" </text:p>
      <text:p text:style-name="P4">Return value :1 </text:p>
      <text:p text:style-name="P4">prasad@p:~/CAS$ </text:p>
      <text:p text:style-name="P4"/>
      <text:p text:style-name="P6">5.Copy files on multiple servers:(Pass filename as argument which contains list of commands)</text:p>
      <text:p text:style-name="P6">sh multipleCmdLauncher.sh test.txt</text:p>
      <text:p text:style-name="P6"/>
      <text:p text:style-name="P6">prasad@p:~/CAS$ Return value of ip:ubuntu.local =1</text:p>
      <text:p text:style-name="P6">Return value of ip:ubuntu.local =1</text:p>
      <text:p text:style-name="P6"><text:s/>stat /home/parag/abc.txt | grep Modify</text:p>
      <text:p text:style-name="P6">Modify: 2015-11-21 12:14:00.213192500 -0500</text:p>
      <text:p text:style-name="P6">parag@ubuntu:~$</text:p>
      <text:p text:style-name="P6">Return value :getModTime of ip:ubuntu.local =1</text:p>
      <text:p text:style-name="P6"><text:s/>stat /home/parag/abc.txt | grep Modify</text:p>
      <text:p text:style-name="P6">Modify: 2015-11-21 12:14:00.213192500 -0500</text:p>
      <text:p text:style-name="P6">parag@ubuntu:~$</text:p>
      <text:p text:style-name="P6">Return value :getModTime of ip:ubuntu.local =1</text:p>
      <text:p text:style-name="P6">Return value of ip:ubuntu.local =1</text:p>
      <text:p text:style-name="P6">ERROR:Unable to access the host</text:p>
      <text:p text:style-name="P6">Return value of ip:ubunt =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1:52:13.488015232</meta:creation-date>
    <dc:date>2015-11-27T17:28:04.034874768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49" meta:word-count="239" meta:character-count="2033" meta:non-whitespace-character-count="1803"/>
  </office:meta>
</office:document-meta>
</file>